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rotation-align="none"/>
    </style:style>
    <style:style style:name="ce8" style:family="table-cell" style:parent-style-name="Default" style:data-style-name="N36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67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8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1018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48" office:value-type="string" calcext:value-type="string">
            <text:p>Adem Kesici 2022-2023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21-22 kira bedeli</text:p>
          </table:table-cell>
          <table:table-cell/>
          <table:table-cell table:style-name="ce3" office:value-type="float" office:value="34092" calcext:value-type="float">
            <text:p>34.092,00</text:p>
          </table:table-cell>
          <table:table-cell table:formula="of:=[.E3]+[.D4]" office:value-type="float" office:value="34092" calcext:value-type="float">
            <text:p>34.092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22 haziran tüfe</text:p>
          </table:table-cell>
          <table:table-cell office:value-type="float" office:value="73.5" calcext:value-type="float">
            <text:p>73,5</text:p>
          </table:table-cell>
          <table:table-cell/>
          <table:table-cell table:formula="of:=[.E4]+[.D5]" office:value-type="float" office:value="34092" calcext:value-type="float">
            <text:p>34.092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22 haziran artış</text:p>
          </table:table-cell>
          <table:table-cell/>
          <table:table-cell table:formula="of:=[.E5]*[.C5]/100" office:value-type="float" office:value="25057.62" calcext:value-type="float">
            <text:p>25057,62</text:p>
          </table:table-cell>
          <table:table-cell table:formula="of:=[.E5]+[.D6]" office:value-type="float" office:value="59149.62" calcext:value-type="float">
            <text:p>59.149,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 Haziran 2022 – 29 Haziran 2023</text:p>
          </table:table-cell>
          <table:table-cell/>
          <table:table-cell table:style-name="Default"/>
          <table:table-cell table:style-name="ce66" table:formula="of:=[.E6]+[.D7]" office:value-type="float" office:value="59149.62" calcext:value-type="float">
            <text:p>59.149,62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/>
          <table:table-cell table:style-name="ce3" table:formula="of:=[.E7]" office:value-type="float" office:value="59149.62" calcext:value-type="float">
            <text:p>59.149,6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/>
          <table:table-cell office:value-type="string" calcext:value-type="string">
            <text:p>nak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style-name="ce8" office:value-type="date" office:date-value="2021-06-30" calcext:value-type="date">
            <text:p>30.06.2021</text:p>
          </table:table-cell>
          <table:table-cell office:value-type="string" calcext:value-type="string">
            <text:p>2021-22 kira bedeli</text:p>
          </table:table-cell>
          <table:table-cell/>
          <table:table-cell table:style-name="ce3" table:formula="of:=[.D9]" office:value-type="float" office:value="59149.62" calcext:value-type="float">
            <text:p>59.149,62</text:p>
          </table:table-cell>
          <table:table-cell table:formula="of:=[.D19]" office:value-type="float" office:value="59149.62" calcext:value-type="float">
            <text:p>59.149,62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E19]+[.D20]" office:value-type="float" office:value="59149.62" calcext:value-type="float">
            <text:p>59.149,62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E20]+[.D21]" office:value-type="float" office:value="59149.62" calcext:value-type="float">
            <text:p>59.149,62</text:p>
          </table:table-cell>
          <table:table-cell table:number-columns-repeated="101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3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 table:number-rows-repeated="4"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 table:number-rows-repeated="4"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01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1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3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8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Adı Soyadı / Unvanı</text:p>
          </table:table-cell>
          <table:table-cell table:style-name="ce108"/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Adresi</text:p>
          </table:table-cell>
          <table:table-cell table:style-name="ce108"/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Vergi Dairesi</text:p>
          </table:table-cell>
          <table:table-cell table:style-name="ce108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Vergi No/TC Kimlik No</text:p>
          </table:table-cell>
          <table:table-cell table:style-name="ce108"/>
          <table:table-cell table:number-columns-repeated="1021"/>
        </table:table-row>
        <table:table-row table:style-name="ro2">
          <table:table-cell table:style-name="ce103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8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Vergi Dairesi</text:p>
          </table:table-cell>
          <table:table-cell table:style-name="ce108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11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1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2cm" svg:x="0.588cm" svg:y="0.582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1"/>
          <table:table-cell table:style-name="ce31"/>
          <table:table-cell table:style-name="ce133" table:formula="of:=[.$H17] &amp;&quot;    - Taksit No: &quot; &amp; [.$J5]&amp;&quot;  &quot;" office:value-type="string" office:string-value="0    - Taksit No: - 1 -  " calcext:value-type="string" table:number-columns-spanned="1" table:number-rows-spanned="31">
            <text:p>0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float" office:value="0" calcext:value-type="float">
            <text:p>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table-cell table:style-name="ce145" table:formula="of:=[$'Senet Borçlu Alacaklı Giriş'.$C$6]" office:value-type="float" office:value="0" calcext:value-type="float" table:number-columns-spanned="4" table:number-rows-spanned="4">
            <text:p>0</text:p>
          </table:table-cell>
          <table:covered-table-cell table:number-columns-repeated="2" table:style-name="ce145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covered-table-cell table:number-columns-repeated="3" table:style-name="ce145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covered-table-cell table:number-columns-repeated="3" table:style-name="ce145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covered-table-cell table:number-columns-repeated="3" table:style-name="ce145"/>
          <table:covered-table-cell table:style-name="ce163"/>
          <table:table-cell table:style-name="ce163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155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2cm" svg:x="0.588cm" svg:y="0.58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1"/>
          <table:table-cell table:style-name="ce31"/>
          <table:table-cell table:style-name="ce133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 table:number-columns-repeated="2"/>
          <table:covered-table-cell table:number-columns-repeated="7" table:style-name="ce14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float" office:value="0" calcext:value-type="float">
            <text:p>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table-cell table:style-name="ce145" table:formula="of:=[$'Senet Borçlu Alacaklı Giriş'.$C$6]" office:value-type="float" office:value="0" calcext:value-type="float" table:number-columns-spanned="4" table:number-rows-spanned="4">
            <text:p>0</text:p>
          </table:table-cell>
          <table:covered-table-cell table:number-columns-repeated="2" table:style-name="ce145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covered-table-cell table:number-columns-repeated="3" table:style-name="ce145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covered-table-cell table:number-columns-repeated="3" table:style-name="ce145"/>
          <table:covered-table-cell table:style-name="ce163"/>
          <table:table-cell table:style-name="ce163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1"/>
          <table:covered-table-cell table:number-columns-repeated="3" table:style-name="ce145"/>
          <table:covered-table-cell table:style-name="ce163"/>
          <table:table-cell table:style-name="ce163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3"/>
          <table:table-cell table:style-name="ce133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3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table-cell table:style-name="ce155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1"/>
          <table:covered-table-cell table:number-columns-repeated="3" table:style-name="ce155"/>
          <table:covered-table-cell table:style-name="ce163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3"/>
          <table:table-cell table:style-name="ce133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.00.0000</text:date>, <text:time style:data-style-name="N2" text:time-value="08:50:01.6434489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2-06-13T09:00:37.072523310</dc:date>
    <meta:editing-cycles>31</meta:editing-cycles>
    <meta:editing-duration>PT7H57M18S</meta:editing-duration>
    <meta:generator>LibreOffice/7.2.6.2$Linux_X86_64 LibreOffice_project/20$Build-2</meta:generator>
    <meta:document-statistic meta:table-count="4" meta:cell-count="133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